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ytuł" style:master-page-name="MP0" style:family="paragraph">
      <style:paragraph-properties fo:break-before="page"/>
    </style:style>
    <style:style style:name="T2" style:parent-style-name="Domyślnaczcionkaakapitu" style:family="text">
      <style:text-properties style:font-name="Consolas" fo:font-size="9pt" style:font-size-asian="9pt" style:font-size-complex="9pt"/>
    </style:style>
    <style:style style:name="T3" style:parent-style-name="Domyślnaczcionkaakapitu" style:family="text">
      <style:text-properties style:font-name="Consolas" fo:font-weight="bold" style:font-weight-asian="bold" style:font-weight-complex="bold" fo:font-size="9pt" style:font-size-asian="9pt" style:font-size-complex="9pt"/>
    </style:style>
    <style:style style:name="T4" style:parent-style-name="Domyślnaczcionkaakapitu" style:family="text">
      <style:text-properties style:font-name="Consolas" fo:font-size="9pt" style:font-size-asian="9pt" style:font-size-complex="9pt"/>
    </style:style>
    <style:style style:name="P5" style:parent-style-name="Textbody" style:family="paragraph">
      <style:text-properties style:font-name="Consolas" fo:font-size="9pt" style:font-size-asian="9pt" style:font-size-complex="9pt"/>
    </style:style>
    <style:style style:name="P6" style:parent-style-name="Textbody" style:family="paragraph">
      <style:text-properties style:font-name="Consolas" fo:font-size="9pt" style:font-size-asian="9pt" style:font-size-complex="9pt"/>
    </style:style>
    <style:style style:name="P7" style:parent-style-name="Textbody" style:family="paragraph">
      <style:text-properties style:font-name="Lucida Console"/>
    </style:style>
    <style:style style:name="P8" style:parent-style-name="Textbody" style:family="paragraph">
      <style:text-properties style:font-name="Lucida Console"/>
    </style:style>
    <style:style style:name="P9" style:parent-style-name="Textbody" style:family="paragraph">
      <style:text-properties style:font-name="Lucida Console"/>
    </style:style>
    <style:style style:name="T10" style:parent-style-name="Domyślnaczcionkaakapitu" style:family="text">
      <style:text-properties fo:font-weight="bold" style:font-weight-asian="bold" style:font-weight-complex="bold"/>
    </style:style>
    <style:style style:name="T11" style:parent-style-name="Domyślnaczcionkaakapitu" style:family="text">
      <style:text-properties fo:font-weight="bold" style:font-weight-asian="bold" style:font-weight-complex="bold"/>
    </style:style>
    <style:style style:name="T12" style:parent-style-name="Domyślnaczcionkaakapitu" style:family="text">
      <style:text-properties style:font-name="Consolas" fo:font-weight="bold" style:font-weight-asian="bold" style:font-weight-complex="bold" fo:font-size="9pt" style:font-size-asian="9pt" style:font-size-complex="9pt"/>
    </style:style>
    <style:style style:name="T13" style:parent-style-name="Domyślnaczcionkaakapitu" style:family="text">
      <style:text-properties style:font-name="Consolas" fo:font-size="9pt" style:font-size-asian="9pt" style:font-size-complex="9pt"/>
    </style:style>
    <style:style style:name="T14" style:parent-style-name="Domyślnaczcionkaakapitu" style:family="text">
      <style:text-properties style:font-name="Liberation Sans"/>
    </style:style>
    <style:style style:name="T15" style:parent-style-name="Domyślnaczcionkaakapitu" style:family="text">
      <style:text-properties style:font-name="Liberation Sans" fo:font-style="italic" style:font-style-asian="italic" style:font-style-complex="italic"/>
    </style:style>
    <style:style style:name="T16" style:parent-style-name="Domyślnaczcionkaakapitu" style:family="text">
      <style:text-properties style:font-name="Liberation Sans"/>
    </style:style>
    <style:style style:name="T17" style:parent-style-name="Domyślnaczcionkaakapitu" style:family="text">
      <style:text-properties style:font-name="Liberation Sans" fo:font-style="italic" style:font-style-asian="italic" style:font-style-complex="italic"/>
    </style:style>
    <style:style style:name="T18" style:parent-style-name="Domyślnaczcionkaakapitu" style:family="text">
      <style:text-properties style:font-name="Liberation Sans"/>
    </style:style>
    <style:style style:name="P19" style:parent-style-name="Textbody" style:family="paragraph">
      <style:text-properties style:font-name="Lucida Console" fo:font-size="8pt" style:font-size-asian="8pt" style:font-size-complex="8pt"/>
    </style:style>
    <style:style style:name="P20" style:parent-style-name="Textbody" style:family="paragraph">
      <style:text-properties style:font-name="Lucida Console" fo:font-size="8pt" style:font-size-asian="8pt" style:font-size-complex="8pt"/>
    </style:style>
    <style:style style:name="P21" style:parent-style-name="Textbody" style:family="paragraph">
      <style:text-properties style:font-name="Lucida Console" fo:font-size="8pt" style:font-size-asian="8pt" style:font-size-complex="8pt"/>
    </style:style>
    <style:style style:name="P22" style:parent-style-name="Textbody" style:family="paragraph">
      <style:text-properties style:font-name="Lucida Console" fo:font-size="8pt" style:font-size-asian="8pt" style:font-size-complex="8pt"/>
    </style:style>
    <style:style style:name="P23" style:parent-style-name="Textbody" style:family="paragraph">
      <style:text-properties style:font-name="Lucida Console" fo:font-size="8pt" style:font-size-asian="8pt" style:font-size-complex="8pt"/>
    </style:style>
    <style:style style:name="T24" style:parent-style-name="Domyślnaczcionkaakapitu" style:family="text">
      <style:text-properties style:font-name="Consolas" fo:font-size="9pt" style:font-size-asian="9pt" style:font-size-complex="9pt"/>
    </style:style>
    <style:style style:name="T25" style:parent-style-name="Domyślnaczcionkaakapitu" style:family="text">
      <style:text-properties style:font-name="Lucida Console" fo:font-size="8pt" style:font-size-asian="8pt" style:font-size-complex="8pt"/>
    </style:style>
  </office:automatic-styles>
  <office:body>
    <office:text text:use-soft-page-breaks="true">
      <text:p text:style-name="P1">Wyczytanie bazy próbek</text:p>
      <text:p text:style-name="Podtytuł">Systemy Sztucznej Inteligencji</text:p>
      <text:p text:style-name="Podtytuł">Instrukcje do ćwiczeń laboratoryjnych</text:p>
      <text:p text:style-name="Textbody">Zadaniem do zrobienia jest napisanie funkcji, która wczyta plik tekstowy z bazą próbek oraz plik tekstowy z typami atrybutów. Funkcja powinna zgłaszać wyjątek, jeśli nie jest możliwy odczyt pliku z próbkami i/lub pliku z informacjami o atrybutach.</text:p>
      <text:p text:style-name="Heading">Format funkcji:</text:p>
      <text:p text:style-name="Textbody"><text:span text:style-name="T2"><text:s text:c="3"/>void<text:s/></text:span><text:span text:style-name="T3">wczytaj_baze_probek_z_tekstem</text:span><text:span text:style-name="T4">(</text:span></text:p>
      <text:p text:style-name="P5"><text:s text:c="10"/>string nazwa_pliku_z_wartosciami, string nazwa_pliku_z_opisem_atr,</text:p>
      <text:p text:style-name="P6"><text:tab/><text:s text:c="3"/>out List&lt;List&lt;string&gt;&gt; probki, out List&lt;bool&gt; czy_atr_symb, out List&lt;string&gt; nazwy_atr)</text:p>
      <text:p text:style-name="Heading">Format bazy z próbkami:</text:p>
      <text:p text:style-name="Textbody">Plik składa się z wielu linii, każda linia reprezentuje pojedynczą próbkę. Każda pojedyncza linia (próbka) zawiera taką samą liczbę wyrazów (wartości kolejnych atrybutów, deskryptorów). Każdy wyraz reprezentuje pojedynczą wartość kolejnego atrybutu. Wyrazy mogą być rozdzielone spacjami <text:s/>i/lub tabulatorami. Ostatnia linijka nie musi się kończyć znakiem końca wiersza Przykład:</text:p>
      <text:p text:style-name="P7">6.5<text:tab/>3<text:tab/>5.2<text:tab/>2<text:tab/>C</text:p>
      <text:p text:style-name="P8">5.1<text:tab/>2.5<text:tab/>3<text:s/><text:tab/>1.1<text:tab/>D</text:p>
      <text:p text:style-name="P9">4.9 <text:s/>3.1 <text:s/>1.5 <text:s text:c="3"/>0.1 <text:s text:c="3"/>1</text:p>
      <text:p text:style-name="Textbody">Dla takiego pliku zmienna<text:s/><text:span text:style-name="T10">probki<text:s/></text:span>powinna zawierać: <text:s/>probki[0][2] = ”5.2”, <text:s/>probki[1][4] = ”D”.</text:p>
      <text:p text:style-name="Heading">Format bazy z informacjami o atrybutach:</text:p>
      <text:p text:style-name="Textbody">Plik składa się z wielu linii, liczba linii jest równa liczbie atrybutów. Każda linijka zawiera dwie kolumny rozdzielone spacjami, tabulatorami lub innymi białymi znakami. Pierwsza kolumna zawiera nazwę atrybutu, druga pojedynczy znak. Jeśli ów pojedynczy znak to ‘s’, wtedy odpowiednia wartość w tablicy<text:span text:style-name="T11"><text:s/></text:span><text:span text:style-name="T12">czy_atr_symb</text:span><text:span text:style-name="T13"><text:s/></text:span><text:span text:style-name="T14">wartość ma wartość<text:s/></text:span><text:span text:style-name="T15">true</text:span><text:span text:style-name="T16">, w innym razie ma mieć wartość<text:s/></text:span><text:span text:style-name="T17">false</text:span><text:span text:style-name="T18">. Przykład:</text:span></text:p>
      <text:p text:style-name="P19">sepal_length_in_cm <text:s text:c="3"/>r</text:p>
      <text:p text:style-name="P20">sepal_width_in_cm <text:s text:c="3"/>r</text:p>
      <text:p text:style-name="P21">petal_length_in_cm <text:s text:c="3"/>r</text:p>
      <text:p text:style-name="P22">petal_width_in_cm <text:s text:c="3"/>r</text:p>
      <text:p text:style-name="P23">class s</text:p>
      <text:p text:style-name="Textbody">Dla powyższego <text:s/><text:span text:style-name="T24">czy_atr_symb[0] = false, czy_atr_symb[1] = false … <text:s/>czy_atr_symb[4] = true, <text:s/>nazwy_atr[4] = „class”, nazwy_atr[1] = „</text:span><text:span text:style-name="T25">sepal_width_in_c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style:font-name="Liberation Serif" style:font-name-asian="SimSun" fo:font-weight="bold" style:font-weight-asian="bold" style:font-weight-complex="bold" fo:font-size="24pt" style:font-size-asian="24pt" style:font-size-complex="24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ytuł" style:display-name="Tytuł"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odtytuł" style:display-name="Podtytuł"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omek</dc:creator>
    <meta:creation-date>2017-10-09T15:30:00Z</meta:creation-date>
    <dc:date>2023-01-08T01:03:00Z</dc:date>
    <meta:template xlink:href="Normal" xlink:type="simple"/>
    <meta:editing-cycles>4</meta:editing-cycles>
    <meta:editing-duration>PT180S</meta:editing-duration>
    <meta:document-statistic meta:page-count="1" meta:paragraph-count="3" meta:word-count="257" meta:character-count="1801" meta:row-count="12" meta:non-whitespace-character-count="1547"/>
  </office:meta>
</office:document-meta>
</file>